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E0000031CDFEA803153ECBF0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x="-0.4646in" svg:y="0.2075in" svg:width="8.0425in" svg:height="9.1256in" draw:z-index="0"><draw:image xlink:href="Pictures/100000010000027E0000031CDFEA803153ECBF0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2T22:19:35.021574601</meta:creation-date>
    <dc:date>2021-12-12T22:30:29.619256906</dc:date>
    <meta:editing-duration>PT1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2.4.1$Linux_X86_64 LibreOffice_project/20$Build-1</meta:generator>
  </office:meta>
</office:document-meta>
</file>